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fo:min-height="2.413cm"/>
    </style:style>
    <style:style style:name="pr4" style:family="presentation" style:parent-style-name="Midnightblue1-subtitle">
      <style:graphic-properties draw:fill-color="#ffffff" fo:min-height="5.5cm"/>
    </style:style>
    <style:style style:name="pr5" style:family="presentation" style:parent-style-name="Midnightblue1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2pt" style:font-size-asian="32pt" style:font-size-complex="32pt"/>
    </style:style>
    <style:style style:name="P4" style:family="paragraph">
      <loext:graphic-properties draw:fill-color="#ffffff"/>
      <style:text-properties style:font-name="Liberation Serif"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color="#111111" fo:font-size="26pt" fo:font-weight="normal" style:font-size-asian="26pt" style:font-weight-asian="normal" style:font-size-complex="26pt" style:font-weight-complex="normal"/>
    </style:style>
    <style:style style:name="P8" style:family="paragraph">
      <style:text-properties fo:color="#111111" fo:font-weight="normal" style:font-weight-asian="normal" style:font-weight-complex="normal"/>
    </style:style>
    <style:style style:name="P9" style:family="paragraph">
      <style:text-properties fo:color="#111111" fo:font-size="32pt" fo:font-weight="normal" style:font-size-asian="32pt" style:font-weight-asian="normal" style:font-size-complex="32pt" style:font-weight-complex="normal"/>
    </style:style>
    <style:style style:name="P10" style:family="paragraph">
      <style:text-properties fo:color="#1c1c1c" fo:font-weight="normal" style:font-weight-asian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erif" fo:font-size="32pt" style:font-size-asian="32pt" style:font-size-complex="32pt"/>
    </style:style>
    <style:style style:name="T3" style:family="text">
      <style:text-properties fo:color="#11111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111111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111111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111111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1c1c1c" fo:font-weight="normal" style:font-weight-asian="normal" style:font-weight-complex="normal"/>
    </style:style>
    <style:style style:name="T10" style:family="text">
      <style:text-properties fo:color="#1c1c1c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Gestion de proj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3" draw:layer="layout" svg:width="26cm" svg:height="2.663cm" svg:x="1cm" svg:y="10.5cm" presentation:class="title">
          <draw:text-box>
            <text:p>Présenté par :</text:p>
          </draw:text-box>
        </draw:frame>
        <draw:frame presentation:style-name="pr4" draw:text-style-name="P4" draw:layer="layout" svg:width="26cm" svg:height="5.5cm" svg:x="1cm" svg:y="14.5cm" presentation:class="subtitle">
          <draw:text-box>
            <text:p text:style-name="P3"><text:span text:style-name="T2">Maurice Ndjigaan Diouf</text:span></text:p>
            <text:p text:style-name="P3"><text:span text:style-name="T2">Jean Baptiste Faye</text:span></text:p>
            <text:p text:style-name="P3"><text:span text:style-name="T2">Bineta Ndoye</text:span></text:p>
            <text:p text:style-name="P3"><text:span text:style-name="T2">Bandé Sanka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Notion de projet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Un projet est un processus unique, qui consiste en un ensemble d'activités coordonnées et maîtrisées comportant des dates de début et de fin, entrepris dans le but d'atteindre un objectif conforme à des exigences spécifiques telles que des contraintes de délais, de coûts et de ressources.</text:span><text:span text:style-name="T4"> 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6" draw:layer="layout" svg:width="26cm" svg:height="2.663cm" svg:x="1cm" svg:y="0.837cm" presentation:class="title" presentation:user-transformed="true">
          <draw:text-box>
            <text:p><text:span text:style-name="T5">Les méthodes de gestion de projet 1/1</text:span></text:p>
          </draw:text-box>
        </draw:frame>
        <draw:frame presentation:style-name="pr7" draw:text-style-name="P7" draw:layer="layout" svg:width="26cm" svg:height="14cm" svg:x="1cm" svg:y="5.5cm" presentation:class="outline">
          <draw:text-box>
            <text:list text:style-name="L2">
              <text:list-header>
                <text:p><text:span text:style-name="T6">La méthodologie de gestion de projet aide les managers à travers chaque étape d’un projet. Cela commence par aider le manager à planifier, initier et mettre en œuvre le projet.</text:span></text:p>
              </text:list-header>
              <text:list-item>
                <text:p><text:span text:style-name="T6">1) </text:span><text:span text:style-name="T7">Les méthodes traditionnelles </text:span><text:span text:style-name="T6">:Ces méthodes sont aussi appelées « en cascade » car chaque étape doit être terminée pour passer à la suivante.</text:span></text:p>
              </text:list-item>
              <text:list-item>
                <text:p><text:span text:style-name="T6">2)</text:span><text:span text:style-name="T7"> Les méthodes Agile </text:span><text:span text:style-name="T6">: les méthodes Agile placent les besoins du client au centre des priorités du projet.</text:span></text:p>
              </text:list-item>
              <text:list-item>
                <text:p><text:span text:style-name="T6">3) </text:span><text:span text:style-name="T7">La méthode adaptative</text:span><text:span text:style-name="T6"> :La méthode adaptative est conçue pour s'adapter continuellement aux changements de situation d'un proj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5">Les méthodes de gestion de projet 1/2</text:span></text:p>
          </draw:text-box>
        </draw:frame>
        <draw:frame presentation:style-name="pr7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6">4) </text:span><text:span text:style-name="T7">La méthode du chemin critique </text:span><text:span text:style-name="T6">:Le chemin critique correspond à l'ensemble des tâches qui doivent être accomplies pour que votre projet soit terminé à la date voulue. </text:span></text:p>
              </text:list-item>
              <text:list-item>
                <text:p><text:span text:style-name="T6">5) </text:span><text:span text:style-name="T7">La méthode PERT</text:span><text:span text:style-name="T6"> : consiste à organiser un ensemble de tâches sous forme de réseau. Grâce à leur dépendance et à leur chronologie, ces tâches contribuent à la réussite du projet.</text:span></text:p>
              </text:list-item>
              <text:list-item>
                <text:p><text:span text:style-name="T6">6) </text:span><text:span text:style-name="T7">La méthode PRINCE2</text:span><text:span text:style-name="T6"> :(PRojects IN Controlled Environments, version 2) est une méthodologie de management de projet structurée, pragmatique et adaptable, qui peut être utilisée pour tous types de projet.</text:span></text:p>
              </text:list-item>
              <text:list-item>
                <text:p><text:span text:style-name="T6">7)</text:span><text:span text:style-name="T7"> La méthode du Lean Management </text:span><text:span text:style-name="T6">:La philosophie du lean, c'est la recherche de la performance pour fournir un travail de grande qualité avec un minimum d'argent, de ressources et de te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es méthodes agiles de gestion de projet ou l'agilité</text:p>
          </draw:text-box>
        </draw:frame>
        <draw:frame presentation:style-name="pr7" draw:text-style-name="P8" draw:layer="layout" svg:width="26cm" svg:height="14cm" svg:x="1.2cm" svg:y="5.5cm" presentation:class="outline" presentation:user-transformed="true">
          <draw:text-box>
            <text:list text:style-name="L2">
              <text:list-header>
                <text:p><text:span text:style-name="T3">Le mouvement des méthodes agiles a commencé en 2001 aux États-Unis Dix-sept experts en développement logiciel se sont réunis afin de mettre au point ces méthodes suite à un taux d’échec important des projets observés dans les années 90.</text:span></text:p>
                <text:p><text:span text:style-name="T3">Ce rassemblement a donné naissance à un Manifeste définissant quatre valeurs :</text:span></text:p>
              </text:list-header>
              <text:list-item>
                <text:p><text:span text:style-name="T3">Les individus et leurs interactions avant les processus et les outils</text:span></text:p>
              </text:list-item>
              <text:list-item>
                <text:p><text:span text:style-name="T3">Des fonctionnalités opérationnelles avant la documentation</text:span></text:p>
              </text:list-item>
              <text:list-item>
                <text:p><text:span text:style-name="T3">Collaboration avec le client plutôt que contractualisation des relations</text:span></text:p>
              </text:list-item>
              <text:list-item>
                <text:p><text:span text:style-name="T3">Acceptation du changement plutôt que conformité aux plans</text:span></text:p>
              </text:list-item>
              <text:list-item>
                <text:p><text:span text:style-name="T3">Les méthodes agiles utilisent un principe de développement itératif qui consiste à découper le projet en plusieurs étapes qu’on appelle « itérations » 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Outils informatique de gestion de projets</text:p>
          </draw:text-box>
        </draw:frame>
        <draw:frame presentation:style-name="pr7" draw:text-style-name="P9" draw:layer="layout" svg:width="26cm" svg:height="14cm" svg:x="1cm" svg:y="5.5cm" presentation:class="outline">
          <draw:text-box>
            <text:list text:style-name="L3">
              <text:list-item>
                <text:p><text:span text:style-name="T8">Outils de COMMUNICATION </text:span></text:p>
              </text:list-item>
            </text:list>
            <text:list text:style-name="L2">
              <text:list-header>
                <text:p><text:span text:style-name="T8"><text:s/></text:span><text:span text:style-name="T6">Slack</text:span></text:p>
              </text:list-header>
              <text:list-item>
                <text:p><text:span text:style-name="T8">Les diagrammes structurels</text:span></text:p>
                <text:p><text:span text:style-name="T6">Draw.io</text:span></text:p>
              </text:list-item>
              <text:list-item>
                <text:p><text:span text:style-name="T8">Les diagrammes temporels</text:span></text:p>
                <text:p><text:span text:style-name="T6"><text:s/></text:span><text:span text:style-name="T6">GanttProject</text:span></text:p>
              </text:list-item>
              <text:list-item>
                <text:p><text:span text:style-name="T8">La documentation</text:span></text:p>
                <text:p><text:span text:style-name="T6">MarkDown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Outils informatique de gestion de projets</text:p>
          </draw:text-box>
        </draw:frame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9">Le partage et l’accès aux ressources </text:span></text:p>
                <text:p><text:span text:style-name="T10">Github</text:span></text:p>
                <text:p><text:span text:style-name="T10">Google drive</text:span></text:p>
              </text:list-item>
              <text:list-item>
                <text:p><text:span text:style-name="T10">Planification</text:span></text:p>
                <text:p><text:span text:style-name="T10">ITM Platform</text:span></text:p>
                <text:p><text:span text:style-name="T10">Projectmanager</text:span></text:p>
                <text:p><text:span text:style-name="T10">Sendtask</text:span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0:44:35.712791461</meta:creation-date>
    <meta:editing-duration>PT17M25S</meta:editing-duration>
    <meta:editing-cycles>10</meta:editing-cycles>
    <meta:generator>LibreOffice/5.4.2.2$Linux_X86_64 LibreOffice_project/40m0$Build-2</meta:generator>
    <dc:date>2018-04-03T12:23:41.847432349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